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 style:list-style-name="L1">
      <style:text-properties officeooo:paragraph-rsid="002bae63"/>
    </style:style>
    <style:style style:name="P34" style:family="paragraph" style:parent-style-name="Standard" style:list-style-name="L1">
      <style:text-properties officeooo:paragraph-rsid="002fad1b"/>
    </style:style>
    <style:style style:name="P35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Standard">
      <style:text-properties style:font-name="Segoe UI" fo:font-size="10pt" style:text-underline-style="none" fo:font-weight="bold" officeooo:rsid="0000afcb" officeooo:paragraph-rsid="0040013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Segoe UI" fo:font-size="10pt" style:text-underline-style="none" fo:font-weight="bold" officeooo:rsid="0000afcb" officeooo:paragraph-rsid="0041f666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0283fb8"/>
    </style:style>
    <style:style style:name="P73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4" style:family="paragraph" style:parent-style-name="Standard" style:list-style-name="L8">
      <style:text-properties officeooo:paragraph-rsid="002bae63"/>
    </style:style>
    <style:style style:name="P75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6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7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8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9" style:family="paragraph" style:parent-style-name="Standard" style:list-style-name="L9">
      <style:text-properties officeooo:paragraph-rsid="002bae63"/>
    </style:style>
    <style:style style:name="P80" style:family="paragraph" style:parent-style-name="Standard" style:list-style-name="L1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solid" style:text-underline-width="auto" style:text-underline-color="font-color" officeooo:rsid="00347db8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60897"/>
    </style:style>
    <style:style style:name="T24" style:family="text">
      <style:text-properties style:text-underline-style="none" officeooo:rsid="0006403f"/>
    </style:style>
    <style:style style:name="T25" style:family="text">
      <style:text-properties style:text-underline-style="none" officeooo:rsid="00067cd3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0e69cb"/>
    </style:style>
    <style:style style:name="T28" style:family="text">
      <style:text-properties style:text-underline-style="none" officeooo:rsid="00101041"/>
    </style:style>
    <style:style style:name="T29" style:family="text">
      <style:text-properties style:text-underline-style="none" officeooo:rsid="0011bad6"/>
    </style:style>
    <style:style style:name="T30" style:family="text">
      <style:text-properties style:text-underline-style="none" officeooo:rsid="0009e6a9"/>
    </style:style>
    <style:style style:name="T31" style:family="text">
      <style:text-properties style:text-underline-style="none" officeooo:rsid="00127e04"/>
    </style:style>
    <style:style style:name="T32" style:family="text">
      <style:text-properties style:text-underline-style="none" officeooo:rsid="0014545f"/>
    </style:style>
    <style:style style:name="T33" style:family="text">
      <style:text-properties style:text-underline-style="none" officeooo:rsid="001982d8"/>
    </style:style>
    <style:style style:name="T34" style:family="text">
      <style:text-properties style:text-underline-style="none" officeooo:rsid="001b6952"/>
    </style:style>
    <style:style style:name="T35" style:family="text">
      <style:text-properties style:text-underline-style="none" officeooo:rsid="001f01e6"/>
    </style:style>
    <style:style style:name="T36" style:family="text">
      <style:text-properties style:text-underline-style="none" officeooo:rsid="0020d0e9"/>
    </style:style>
    <style:style style:name="T37" style:family="text">
      <style:text-properties style:text-underline-style="none" officeooo:rsid="002bae63"/>
    </style:style>
    <style:style style:name="T38" style:family="text">
      <style:text-properties style:text-underline-style="none" officeooo:rsid="002fad1b"/>
    </style:style>
    <style:style style:name="T39" style:family="text">
      <style:text-properties style:text-underline-style="none" officeooo:rsid="00312a45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02d49d" style:font-size-asian="12pt" style:font-style-asian="normal"/>
    </style:style>
    <style:style style:name="T4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8" style:family="text">
      <style:text-properties officeooo:rsid="00060897"/>
    </style:style>
    <style:style style:name="T59" style:family="text">
      <style:text-properties officeooo:rsid="0006403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a28b0" style:font-weight-asian="bold" style:font-weight-complex="bold"/>
    </style:style>
    <style:style style:name="T62" style:family="text">
      <style:text-properties fo:font-weight="bold" officeooo:rsid="0024e78f" style:font-weight-asian="bold" style:font-weight-complex="bold"/>
    </style:style>
    <style:style style:name="T63" style:family="text">
      <style:text-properties fo:font-weight="bold" officeooo:rsid="002d8daf" style:font-weight-asian="bold" style:font-weight-complex="bold"/>
    </style:style>
    <style:style style:name="T64" style:family="text">
      <style:text-properties fo:font-weight="bold" officeooo:rsid="00158aca" style:font-weight-asian="bold" style:font-weight-complex="bold"/>
    </style:style>
    <style:style style:name="T65" style:family="text">
      <style:text-properties fo:font-weight="bold" officeooo:rsid="00347db8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weight="normal" officeooo:rsid="0040013a" style:font-weight-asian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347db8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9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8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solid" style:text-underline-width="auto" style:text-underline-color="font-color" fo:font-weight="normal" officeooo:rsid="00345374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fo:font-weight="normal" officeooo:rsid="00347db8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style:font-style-asian="normal" style:font-style-complex="normal"/>
    </style:style>
    <style:style style:name="T8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45374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47db8" style:font-style-asian="normal" style:font-weight-asian="normal" style:font-style-complex="normal" style:font-weight-complex="normal"/>
    </style:style>
    <style:style style:name="T92" style:family="text">
      <style:text-properties officeooo:rsid="00127e04"/>
    </style:style>
    <style:style style:name="T93" style:family="text">
      <style:text-properties officeooo:rsid="0016018e"/>
    </style:style>
    <style:style style:name="T94" style:family="text">
      <style:text-properties officeooo:rsid="001982d8"/>
    </style:style>
    <style:style style:name="T95" style:family="text">
      <style:text-properties officeooo:rsid="0024e78f"/>
    </style:style>
    <style:style style:name="T96" style:family="text">
      <style:text-properties officeooo:rsid="00264f91"/>
    </style:style>
    <style:style style:name="T97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9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10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11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13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18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9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20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21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2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26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27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8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32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33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35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36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37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8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39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40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41" style:family="text">
      <style:text-properties officeooo:rsid="002d8daf"/>
    </style:style>
    <style:style style:name="T142" style:family="text">
      <style:text-properties officeooo:rsid="00347d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44">Pre-condizioni </text:span><text:span text:style-name="T45">generali </text:span><text:span text:style-name="T44">: </text:span><text:span text:style-name="T49">L’attore è identificato con un’istanza </text:span><text:span text:style-name="T55">ch</text:span><text:span text:style-name="T51"> di Chef</text:span><text:span text:style-name="T48"> ed esiste almeno un’</text:span><text:span text:style-name="T54">istanza di</text:span><text:span text:style-name="T48"> </text:span><text:span text:style-name="T54">E</text:span><text:span text:style-name="T48">vento </text:span><text:span text:style-name="T57">e</text:span><text:span text:style-name="T53"> tale che </text:span><text:span text:style-name="T57">e</text:span><text:span text:style-name="T53"> </text:span><text:span text:style-name="T47">è</text:span><text:span text:style-name="T53"> </text:span><text:span text:style-name="T46">assegnato a</text:span><text:span text:style-name="T52"> </text:span><text:span text:style-name="T56">ch</text:span><text:span text:style-name="T53"> </text:span><text:span text:style-name="T50">in</text:span><text:span text:style-name="T48"> corso affidatogli.</text:span></text:p>
      <text:p text:style-name="P29"/>
      <text:p text:style-name="P2"/>
      <text:p text:style-name="P1"/>
      <text:p text:style-name="P1"><text:span text:style-name="T58">1</text:span>. <text:span text:style-name="T58">apriFoglioRiepilogativo</text:span>(<text:span text:style-name="T5">evento</text:span><text:span text:style-name="T27"> : Evento, </text:span><text:span text:style-name="T5">servizio</text:span><text:span text:style-name="T27"> : Servizio</text:span><text:span text:style-name="T22">)</text:span></text:p>
      <text:p text:style-name="P10"/>
      <text:p text:style-name="P16">Pre-condizioni :</text:p>
      <text:list xml:id="list4165666686" text:style-name="L1">
        <text:list-item>
          <text:p text:style-name="P35">evento<text:span text:style-name="T22"> </text:span><text:span text:style-name="T26">è assegnato a </text:span><text:span text:style-name="T40">ch</text:span></text:p>
        </text:list-item>
        <text:list-item>
          <text:p text:style-name="P36">evento<text:span text:style-name="T22"> </text:span><text:span text:style-name="T26">prevede</text:span><text:span text:style-name="T22"> </text:span>servizio</text:p>
        </text:list-item>
      </text:list>
      <text:p text:style-name="P22"/>
      <text:p text:style-name="P16">Post-condizioni : </text:p>
      <text:list xml:id="list1472736803" text:style-name="L2">
        <text:list-item>
          <text:p text:style-name="P59"><text:span text:style-name="T75">Se esiste in memoria un FoglioRiepilogativo tale che </text:span><text:span text:style-name="T77">si riferisca a </text:span><text:span text:style-name="T78">servizio</text:span><text:span text:style-name="T75"> e </text:span>ch<text:span text:style-name="T75"> lo </text:span><text:span text:style-name="T77">gestisce</text:span><text:span text:style-name="T75">, è stata creata una istanza </text:span>foglio<text:span text:style-name="T75"> avente le informazioni memorizzate</text:span></text:p>
        </text:list-item>
        <text:list-item>
          <text:p text:style-name="P40">Altrimenti</text:p>
          <text:list>
            <text:list-item>
              <text:p text:style-name="P41">è stata creata una nuova istanza <text:span text:style-name="T41">foglio</text:span> di FoglioRiepilogativo</text:p>
            </text:list-item>
            <text:list-item>
              <text:p text:style-name="P60">foglio<text:span text:style-name="T75"> </text:span><text:span text:style-name="T77">si riferisce a </text:span><text:span text:style-name="T78">servizio</text:span></text:p>
            </text:list-item>
            <text:list-item>
              <text:p text:style-name="P60">ch <text:span text:style-name="T77">gestisce</text:span><text:span text:style-name="T75"> </text:span>foglio</text:p>
            </text:list-item>
            <text:list-item>
              <text:p text:style-name="P42">dato il Menù <text:span text:style-name="T41">m</text:span> <text:span text:style-name="T60">in uso in</text:span> <text:span text:style-name="T1">servizio</text:span>, per ogni Mansione di Cucina <text:span text:style-name="T41">man</text:span> che <text:span text:style-name="T60">/serve per </text:span><text:span text:style-name="T41">m</text:span></text:p>
              <text:p text:style-name="P42">è stata creata un’istanza <text:span text:style-name="T41">compito</text:span> di Compito, <text:span text:style-name="T41">compito</text:span> <text:span text:style-name="T60">realizza</text:span> <text:span text:style-name="T41">man</text:span> e <text:span text:style-name="T42">foglio</text:span><text:span text:style-name="T95"> </text:span><text:span text:style-name="T62">elenca</text:span><text:span text:style-name="T95"> </text:span><text:span text:style-name="T42">compito</text:span></text:p>
            </text:list-item>
          </text:list>
        </text:list-item>
      </text:list>
      <text:p text:style-name="P30"/>
      <text:p text:style-name="P4"/>
      <text:p text:style-name="P4"/>
      <text:p text:style-name="P4"><text:span text:style-name="T59">1a</text:span>.<text:span text:style-name="T59">1</text:span> <text:span text:style-name="T59">ripristinaFoglio</text:span>(<text:span text:style-name="T2">foglio</text:span><text:span text:style-name="T23"> : </text:span><text:span text:style-name="T24">FoglioRiepilogativo</text:span><text:span text:style-name="T22">)</text:span></text:p>
      <text:p text:style-name="P11"/>
      <text:p text:style-name="P17">Pre-condizioni :</text:p>
      <text:list xml:id="list184547186538948" text:continue-list="list4165666686" text:style-name="L1">
        <text:list-item>
          <text:p text:style-name="P43">sono stat<text:span text:style-name="T96">e</text:span> <text:span text:style-name="T96">aperte</text:span> una o più istanze di FoglioRiepilogativo comprendenti <text:span text:style-name="T1">foglio</text:span> </text:p>
        </text:list-item>
      </text:list>
      <text:p text:style-name="P23"/>
      <text:p text:style-name="P17">Post-condizioni : </text:p>
      <text:list xml:id="list3828627770" text:style-name="L3">
        <text:list-item>
          <text:p text:style-name="P52">dato il Menù <text:span text:style-name="T41">m</text:span> <text:span text:style-name="T60">in uso nel</text:span> Servizio a cui <text:span text:style-name="T60">si riferisce </text:span><text:span text:style-name="T1">foglio</text:span> </text:p>
          <text:list>
            <text:list-item>
              <text:p text:style-name="P72"><text:span text:style-name="T98">per ogni Mansione di Cucina </text:span><text:span text:style-name="T117">man</text:span><text:span text:style-name="T98"> tale che </text:span><text:span text:style-name="T117">man</text:span><text:span text:style-name="T98"> </text:span><text:span text:style-name="T109">non</text:span><text:span text:style-name="T98"> </text:span><text:span text:style-name="T109">/serve per</text:span><text:span text:style-name="T98"> </text:span><text:span text:style-name="T117">m</text:span><text:span text:style-name="T98"> e per ogni Compito </text:span><text:span text:style-name="T117">compito</text:span><text:span text:style-name="T98"> tale che </text:span><text:span text:style-name="T117">compito</text:span><text:span text:style-name="T98"> </text:span><text:span text:style-name="T109">realizza</text:span><text:span text:style-name="T98"> </text:span><text:span text:style-name="T117">man</text:span><text:span text:style-name="T98">, </text:span><text:span text:style-name="T117">compito</text:span><text:span text:style-name="T98"> è eliminato</text:span></text:p>
            </text:list-item>
            <text:list-item>
              <text:p text:style-name="P71"><text:span text:style-name="T98">per ogni Mansione di Cucina </text:span><text:span text:style-name="T117">man</text:span><text:span text:style-name="T98"> tale che </text:span><text:span text:style-name="T117">man</text:span><text:span text:style-name="T98"> </text:span><text:span text:style-name="T109">serve per</text:span><text:span text:style-name="T98"> </text:span><text:span text:style-name="T117">m</text:span><text:span text:style-name="T98"> e per ogni Compito </text:span><text:span text:style-name="T117">compito </text:span><text:span text:style-name="T98">tale che </text:span><text:span text:style-name="T117">compito</text:span><text:span text:style-name="T98"> </text:span><text:span text:style-name="T109">realizza</text:span><text:span text:style-name="T98"> </text:span><text:span text:style-name="T117">man</text:span></text:p>
              <text:list>
                <text:list-item>
                  <text:p text:style-name="P73"><text:span text:style-name="T122">compito</text:span><text:span text:style-name="T97">.stima tempo = 0</text:span></text:p>
                </text:list-item>
                <text:list-item>
                  <text:p text:style-name="P73"><text:span text:style-name="T122">compito</text:span><text:span text:style-name="T97">.da preparare = sì</text:span></text:p>
                </text:list-item>
                <text:list-item>
                  <text:p text:style-name="P73"><text:span text:style-name="T122">compito</text:span><text:span text:style-name="T97">.quantità = “”</text:span></text:p>
                </text:list-item>
                <text:list-item>
                  <text:p text:style-name="P73"><text:span text:style-name="T97">[se un Cuoco </text:span><text:span text:style-name="T122">c</text:span><text:span text:style-name="T97"> </text:span><text:span text:style-name="T108">lavora a </text:span><text:span text:style-name="T122">compito</text:span><text:span text:style-name="T97">] <text:s/>l’associazione </text:span><text:span text:style-name="T108">lavora a </text:span><text:span text:style-name="T97">tra </text:span><text:span text:style-name="T122">c</text:span><text:span text:style-name="T97"> e </text:span><text:span text:style-name="T122">compito</text:span><text:span text:style-name="T97"> è eliminata</text:span></text:p>
                </text:list-item>
                <text:list-item>
                  <text:p text:style-name="P73"><text:span text:style-name="T97">[se </text:span><text:span text:style-name="T122">compito</text:span><text:span text:style-name="T97"> </text:span><text:span text:style-name="T108">è svolto in </text:span><text:span text:style-name="T97">un TurnoDiCucina </text:span><text:span text:style-name="T122">t</text:span><text:span text:style-name="T97">] <text:s/>l’associazione </text:span><text:span text:style-name="T108">è svolto in </text:span><text:span text:style-name="T97">tra </text:span><text:span text:style-name="T122">compio </text:span><text:span text:style-name="T97">e </text:span><text:span text:style-name="T122">t</text:span><text:span text:style-name="T97"> è eliminata</text:span></text:p>
                </text:list-item>
              </text:list>
            </text:list-item>
          </text:list>
        </text:list-item>
      </text:list>
      <text:p text:style-name="P30"/>
      <text:p text:style-name="P30"/>
      <text:p text:style-name="P30"/>
      <text:p text:style-name="P3"/>
      <text:p text:style-name="P3"/>
      <text:p text:style-name="P3"/>
      <text:p text:style-name="P3"/>
      <text:p text:style-name="P3"><text:soft-page-break/><text:span text:style-name="T66">2</text:span>. <text:span text:style-name="T59">aggiungiCompito</text:span>(<text:span text:style-name="T8">foglio</text:span><text:span text:style-name="T28"> : FoglioRiepilogativo, </text:span><text:span text:style-name="T14">mansione</text:span><text:span text:style-name="T28"> : </text:span><text:span text:style-name="T35">MansioneDiCucina</text:span><text:span text:style-name="T22">)</text:span></text:p>
      <text:p text:style-name="P11"/>
      <text:p text:style-name="P17">Pre-condizioni :</text:p>
      <text:list xml:id="list184547245176321" text:continue-list="list184547186538948" text:style-name="L1">
        <text:list-item>
          <text:p text:style-name="P44">sono state <text:span text:style-name="T96">aperte</text:span> una o più istanze di FoglioRiepilogativo comprendenti <text:span text:style-name="T1">foglio</text:span> </text:p>
        </text:list-item>
      </text:list>
      <text:p text:style-name="P23"/>
      <text:p text:style-name="P17">Post-condizioni : </text:p>
      <text:list xml:id="list377401208" text:style-name="L4">
        <text:list-item>
          <text:p text:style-name="P51">è stata creata una nuova istanza <text:span text:style-name="T41">compito</text:span> di Compito</text:p>
        </text:list-item>
        <text:list-item>
          <text:p text:style-name="P61">compito<text:span text:style-name="T75"> </text:span><text:span text:style-name="T77">realizza</text:span><text:span text:style-name="T75"> </text:span><text:span text:style-name="T79">mansione</text:span></text:p>
        </text:list-item>
        <text:list-item>
          <text:p text:style-name="P64"><text:span text:style-name="T75">foglio</text:span><text:span text:style-name="T84"> </text:span><text:span text:style-name="T85">elenca</text:span><text:span text:style-name="T84"> </text:span><text:span text:style-name="T22">compito</text:span></text:p>
        </text:list-item>
      </text:list>
      <text:p text:style-name="P30"/>
      <text:p text:style-name="P30"/>
      <text:p text:style-name="P30"/>
      <text:p text:style-name="P3"><text:span text:style-name="T66">2a</text:span>.<text:span text:style-name="T66">1</text:span> <text:span text:style-name="T94">eliminaCompito</text:span>(<text:span text:style-name="T12">foglio</text:span><text:span text:style-name="T33"> : FoglioRiepilogativo, </text:span><text:span text:style-name="T12">compito</text:span><text:span text:style-name="T33"> : Compito</text:span><text:span text:style-name="T22">)</text:span></text:p>
      <text:p text:style-name="P11"/>
      <text:p text:style-name="P17">Pre-condizioni :</text:p>
      <text:list xml:id="list184546549176249" text:continue-list="list184547245176321" text:style-name="L1">
        <text:list-item>
          <text:p text:style-name="P45">sono state <text:span text:style-name="T96">aperte</text:span> una o più istanze di FoglioRiepilogativo comprendenti <text:span text:style-name="T1">foglio</text:span> </text:p>
        </text:list-item>
        <text:list-item>
          <text:p text:style-name="P65"><text:span text:style-name="T75">foglio</text:span><text:span text:style-name="T84"> </text:span><text:span text:style-name="T85">elenca</text:span><text:span text:style-name="T84"> </text:span><text:span text:style-name="T75">compito</text:span></text:p>
        </text:list-item>
      </text:list>
      <text:p text:style-name="P23"/>
      <text:p text:style-name="P17">Post-condizioni : </text:p>
      <text:list xml:id="list555740513" text:style-name="L5">
        <text:list-item>
          <text:p text:style-name="P53">la relazione <text:span text:style-name="T60">elenca</text:span> tra <text:span text:style-name="T1">foglio</text:span> e <text:span text:style-name="T1">compito</text:span> è eliminata</text:p>
        </text:list-item>
        <text:list-item>
          <text:p text:style-name="P53">[se <text:span text:style-name="T1">compito</text:span> <text:span text:style-name="T60">è svolto in </text:span>un TurnoDiCucina <text:span text:style-name="T41">turno</text:span>] la relazione <text:span text:style-name="T60">è svolto in</text:span> tra <text:span text:style-name="T1">compito</text:span> e <text:span text:style-name="T41">turno</text:span> è eliminata</text:p>
        </text:list-item>
        <text:list-item>
          <text:p text:style-name="P37">compito<text:span text:style-name="T22"> è eliminato</text:span></text:p>
        </text:list-item>
      </text:list>
      <text:p text:style-name="P30"/>
      <text:p text:style-name="P3"/>
      <text:p text:style-name="P3"><text:span text:style-name="T66">3</text:span>. <text:span text:style-name="T66">ordinaCompiti</text:span>(<text:span text:style-name="T9">foglio</text:span><text:span text:style-name="T29"> : FoglioRiepilogativo, </text:span><text:span text:style-name="T30">ordinamento</text:span><text:span text:style-name="T22">)</text:span></text:p>
      <text:p text:style-name="P11"/>
      <text:p text:style-name="P17">Pre-condizioni :</text:p>
      <text:list xml:id="list184546368555849" text:continue-list="list184546549176249" text:style-name="L1">
        <text:list-item>
          <text:p text:style-name="P46">sono state <text:span text:style-name="T96">aperte</text:span> una o più istanze di FoglioRiepilogativo comprendenti <text:span text:style-name="T1">foglio</text:span> </text:p>
        </text:list-item>
      </text:list>
      <text:p text:style-name="P23"/>
      <text:p text:style-name="P17">Post-condizioni : </text:p>
      <text:list xml:id="list2275419616" text:style-name="L6">
        <text:list-item>
          <text:p text:style-name="P54">l’associazione <text:span text:style-name="T61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0"/>
      <text:p text:style-name="P30"/>
      <text:p text:style-name="P6"><text:span text:style-name="T92">4</text:span>. <text:span text:style-name="T92">consultaTabelloneTurni</text:span>(<text:span text:style-name="T22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0"/>
      <text:p text:style-name="P3"/>
      <text:p text:style-name="P3"/>
      <text:p text:style-name="P3"/>
      <text:p text:style-name="P3"/>
      <text:p text:style-name="P3"/>
      <text:p text:style-name="P3"><text:soft-page-break/><text:span text:style-name="T92">5</text:span>. <text:span text:style-name="T66">assegnaCompito</text:span>(<text:span text:style-name="T11">foglio</text:span><text:span text:style-name="T32"> : FoglioRiepilogativo, </text:span><text:span text:style-name="T10">compito</text:span><text:span text:style-name="T31"> : Compito, </text:span><text:span text:style-name="T10">turno</text:span><text:span text:style-name="T31"> : TurnoDiCucina, </text:span><text:span text:style-name="T10">cuoco?</text:span><text:span text:style-name="T31"> : Cuoco, </text:span><text:span text:style-name="T15">stimaT</text:span><text:span text:style-name="T10">empo?</text:span><text:span text:style-name="T31"> : minuti, </text:span><text:span text:style-name="T10">quantità?</text:span><text:span text:style-name="T31"> : </text:span><text:span text:style-name="T36">testo</text:span><text:span text:style-name="T22">)</text:span></text:p>
      <text:p text:style-name="P11"/>
      <text:p text:style-name="P17">Pre-condizioni :</text:p>
      <text:list xml:id="list184548239411095" text:continue-list="list184546368555849" text:style-name="L1">
        <text:list-item>
          <text:p text:style-name="P47">sono state <text:span text:style-name="T96">aperte</text:span> una o più istanze di FoglioRiepilogativo comprendenti <text:span text:style-name="T1">foglio</text:span> </text:p>
        </text:list-item>
        <text:list-item>
          <text:p text:style-name="P66"><text:span text:style-name="T75">foglio</text:span><text:span text:style-name="T84"> </text:span><text:span text:style-name="T85">elenca</text:span><text:span text:style-name="T84"> </text:span><text:span text:style-name="T75">compito</text:span></text:p>
        </text:list-item>
      </text:list>
      <text:p text:style-name="P23"/>
      <text:p text:style-name="P68">Post-condizioni : <text:span text:style-name="T70">se 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93">è disponibile in</text:span><text:span text:style-name="T71"> </text:span><text:span text:style-name="T6">turno</text:span><text:span text:style-name="T71"> </text:span><text:span text:style-name="T73">] </text:span><text:span text:style-name="T71"><text:s/></text:span><text:span text:style-name="T74">AND</text:span></text:p>
      <text:p text:style-name="P68"><text:span text:style-name="T6">turno</text:span><text:span text:style-name="T71">.</text:span><text:span text:style-name="T72">stato temporale != passato </text:span><text:span text:style-name="T73">AND </text:span><text:span text:style-name="T7">turno</text:span><text:span text:style-name="T73">.completo <text:s/>= no</text:span></text:p>
      <text:list xml:id="list633478868" text:style-name="L7">
        <text:list-item>
          <text:p text:style-name="P62"><text:span text:style-name="T68">ch</text:span><text:span text:style-name="T87"> </text:span><text:span text:style-name="T75">attribuisce</text:span><text:span text:style-name="T87"> </text:span><text:span text:style-name="T80">compito</text:span></text:p>
        </text:list-item>
        <text:list-item>
          <text:p text:style-name="P67"><text:span text:style-name="T87">compito</text:span><text:span text:style-name="T86"> </text:span><text:span text:style-name="T84">è svolto in</text:span><text:span text:style-name="T86"> </text:span><text:span text:style-name="T87">turno</text:span></text:p>
        </text:list-item>
        <text:list-item>
          <text:p text:style-name="P63"><text:span text:style-name="T87">[se è specificato un </text:span><text:span text:style-name="T80">cuoco</text:span><text:span text:style-name="T87">] <text:s/></text:span><text:span text:style-name="T80">cuoco</text:span><text:span text:style-name="T87"> </text:span><text:span text:style-name="T75">lavora a </text:span><text:span text:style-name="T80">compito</text:span></text:p>
        </text:list-item>
        <text:list-item>
          <text:p text:style-name="P63"><text:span text:style-name="T87">[se è specificato un </text:span><text:span text:style-name="T80">tempo</text:span><text:span text:style-name="T87">] <text:s/></text:span><text:span text:style-name="T80">compito</text:span><text:span text:style-name="T87">.</text:span><text:span text:style-name="T89">stima tempo</text:span><text:span text:style-name="T87"> = </text:span><text:span text:style-name="T81">stimaT</text:span><text:span text:style-name="T80">empo</text:span></text:p>
        </text:list-item>
        <text:list-item>
          <text:p text:style-name="P63"><text:span text:style-name="T87">[se è specificata una </text:span><text:span text:style-name="T80">quantità</text:span><text:span text:style-name="T87">] <text:s/></text:span><text:span text:style-name="T80">compito</text:span><text:span text:style-name="T87">.</text:span><text:span text:style-name="T88">quantità =</text:span><text:span text:style-name="T75"> </text:span><text:span text:style-name="T80">quantità</text:span></text:p>
        </text:list-item>
      </text:list>
      <text:p text:style-name="P32"/>
      <text:p text:style-name="P30"/>
      <text:p text:style-name="P30"/>
      <text:p text:style-name="P7"><text:span text:style-name="T92">5a</text:span>.<text:span text:style-name="T66">1</text:span> <text:span text:style-name="T66">modificaCuoco</text:span>(<text:span text:style-name="T11">foglio</text:span><text:span text:style-name="T32"> : FoglioRiepilogativo, </text:span><text:span text:style-name="T10">compito</text:span><text:span text:style-name="T31"> : Compito, </text:span><text:span text:style-name="T10">cuoco?</text:span><text:span text:style-name="T31"> : Cuoco</text:span><text:span text:style-name="T22">)</text:span></text:p>
      <text:p text:style-name="P11"/>
      <text:p text:style-name="P17">Pre-condizioni :</text:p>
      <text:list xml:id="list184546546651703" text:continue-list="list184548239411095" text:style-name="L1">
        <text:list-item>
          <text:p text:style-name="P48">sono state <text:span text:style-name="T96">aperte</text:span> una o più istanze di FoglioRiepilogativo comprendenti <text:span text:style-name="T1">foglio</text:span> </text:p>
        </text:list-item>
        <text:list-item>
          <text:p text:style-name="P33"><text:span text:style-name="T114">foglio</text:span><text:span text:style-name="T100"> </text:span><text:span text:style-name="T111">elenca</text:span><text:span text:style-name="T100"> </text:span><text:span text:style-name="T114">compito</text:span></text:p>
        </text:list-item>
      </text:list>
      <text:p text:style-name="P26"/>
      <text:p text:style-name="P20">Post-condizioni :</text:p>
      <text:list xml:id="list374097880" text:style-name="L8">
        <text:list-item>
          <text:p text:style-name="P74"><text:span text:style-name="T123">se </text:span><text:span text:style-name="T134">cuoco</text:span><text:span text:style-name="T124"> è specificato <text:s/></text:span><text:span text:style-name="T128">AND <text:s/>[</text:span><text:span text:style-name="T130">SE</text:span><text:span text:style-name="T124"> </text:span><text:span text:style-name="T125">esiste un TurnoDiCucina </text:span><text:span text:style-name="T118">turno</text:span><text:span text:style-name="T99"> tale che </text:span><text:span text:style-name="T113">compito</text:span><text:span text:style-name="T99"> </text:span><text:span text:style-name="T110">è svolto in</text:span><text:span text:style-name="T99"> </text:span><text:span text:style-name="T118">turno</text:span><text:span text:style-name="T99"> </text:span><text:span text:style-name="T107">ALLORA</text:span><text:span text:style-name="T99"> </text:span><text:span text:style-name="T113">cuoco</text:span><text:span text:style-name="T99"> </text:span><text:span text:style-name="T110">è disponibile in</text:span><text:span text:style-name="T99"> </text:span><text:span text:style-name="T118">turno</text:span><text:span text:style-name="T105">]</text:span></text:p>
          <text:list>
            <text:list-item>
              <text:p text:style-name="P75"><text:span text:style-name="T137">[se un cuoco </text:span><text:span text:style-name="T121">cuoco</text:span><text:span text:style-name="T137"> </text:span><text:span text:style-name="T140">lavora a </text:span><text:span text:style-name="T133">compito</text:span><text:span text:style-name="T137">] <text:s/>la relazione </text:span><text:span text:style-name="T140">lavora a </text:span><text:span text:style-name="T137">tra </text:span><text:span text:style-name="T121">cuoco</text:span><text:span text:style-name="T137"> e </text:span><text:span text:style-name="T133">compito</text:span><text:span text:style-name="T137"> è eliminata</text:span></text:p>
            </text:list-item>
            <text:list-item>
              <text:p text:style-name="P76"><text:span text:style-name="T137">cuoco</text:span><text:span text:style-name="T122"> </text:span><text:span text:style-name="T131">lavora a </text:span><text:span text:style-name="T137">compito</text:span></text:p>
            </text:list-item>
          </text:list>
        </text:list-item>
        <text:list-item>
          <text:p text:style-name="P76"><text:span text:style-name="T122">se </text:span><text:span text:style-name="T137">cuoco</text:span><text:span text:style-name="T122"> non è specificato</text:span></text:p>
          <text:list>
            <text:list-item>
              <text:p text:style-name="P75"><text:span text:style-name="T137">[se un cuoco </text:span><text:span text:style-name="T121">cuoco</text:span><text:span text:style-name="T137"> </text:span><text:span text:style-name="T140">lavora a </text:span><text:span text:style-name="T133">compito</text:span><text:span text:style-name="T137">] <text:s/>la relazione </text:span><text:span text:style-name="T140">lavora a </text:span><text:span text:style-name="T137">tra </text:span><text:span text:style-name="T121">cuoco</text:span><text:span text:style-name="T137"> e </text:span><text:span text:style-name="T133">compito</text:span><text:span text:style-name="T137"> è eliminata</text:span></text:p>
            </text:list-item>
          </text:list>
        </text:list-item>
      </text:list>
      <text:p text:style-name="P24"/>
      <text:p text:style-name="P24"/>
      <text:p text:style-name="P8"><text:span text:style-name="T92">5b</text:span>.<text:span text:style-name="T66">1</text:span> <text:span text:style-name="T66">modificaTurnoDiCucina</text:span>(<text:span text:style-name="T11">foglio</text:span><text:span text:style-name="T32"> : FoglioRiepilogativo, </text:span><text:span text:style-name="T10">compito</text:span><text:span text:style-name="T31"> : Compito, </text:span><text:span text:style-name="T16">turno</text:span><text:span text:style-name="T10">?</text:span><text:span text:style-name="T31"> : </text:span><text:span text:style-name="T37">TurnoDiCucina</text:span><text:span text:style-name="T22">)</text:span></text:p>
      <text:p text:style-name="P14"/>
      <text:p text:style-name="P20">Pre-condizioni :</text:p>
      <text:list xml:id="list184547361077167" text:continue-list="list184546546651703" text:style-name="L1">
        <text:list-item>
          <text:p text:style-name="P49">sono state <text:span text:style-name="T96">aperte</text:span> una o più istanze di FoglioRiepilogativo comprendenti <text:span text:style-name="T1">foglio</text:span> </text:p>
        </text:list-item>
        <text:list-item>
          <text:p text:style-name="P33"><text:span text:style-name="T114">foglio</text:span><text:span text:style-name="T100"> </text:span><text:span text:style-name="T111">elenca</text:span><text:span text:style-name="T100"> </text:span><text:span text:style-name="T114">compito</text:span></text:p>
        </text:list-item>
      </text:list>
      <text:p text:style-name="P26"/>
      <text:p text:style-name="P20">Post-condizioni :</text:p>
      <text:list xml:id="list2094242239" text:style-name="L9">
        <text:list-item>
          <text:p text:style-name="P77"><text:span text:style-name="T122">se </text:span><text:span text:style-name="T138">turno</text:span><text:span text:style-name="T122"> non è specificato</text:span></text:p>
          <text:list>
            <text:list-item>
              <text:p text:style-name="P55"><text:span text:style-name="T123">[se </text:span><text:span text:style-name="T20">compito</text:span><text:span text:style-name="T123"> </text:span><text:span text:style-name="T63">è svolto in</text:span><text:span text:style-name="T141"> un TurnoDiCucina </text:span><text:span text:style-name="T43">turno</text:span><text:span text:style-name="T123">] <text:s/>la relazione </text:span><text:span text:style-name="T63">è svolto in</text:span><text:span text:style-name="T64"> </text:span><text:span text:style-name="T123">tra </text:span><text:span text:style-name="T17">compito</text:span><text:span text:style-name="T123"> e </text:span><text:span text:style-name="T43">turno </text:span><text:span text:style-name="T123">è eliminata</text:span></text:p>
            </text:list-item>
          </text:list>
        </text:list-item>
        <text:list-item>
          <text:p text:style-name="P79"><text:span text:style-name="T123">se </text:span><text:span text:style-name="T135">turno</text:span><text:span text:style-name="T124"> è specificato <text:s/></text:span><text:span text:style-name="T127">AND </text:span><text:span text:style-name="T124"><text:s/></text:span><text:span text:style-name="T135">turno</text:span><text:span text:style-name="T126">.stato temporale != passato</text:span><text:span text:style-name="T124"> </text:span><text:span text:style-name="T125"><text:s/></text:span><text:span text:style-name="T127">AND <text:s/></text:span><text:span text:style-name="T136">turno</text:span><text:span text:style-name="T129">.completo = no<text:line-break/>AND</text:span><text:span text:style-name="T127"> </text:span><text:span text:style-name="T126"><text:s/></text:span><text:span text:style-name="T127">[</text:span><text:span text:style-name="T129">SE</text:span><text:span text:style-name="T127"> </text:span><text:span text:style-name="T125">esiste un </text:span><text:span text:style-name="T101">Cuoco </text:span><text:span text:style-name="T119">cuoco</text:span><text:span text:style-name="T101"> tale che </text:span><text:span text:style-name="T119">cuoco </text:span><text:span text:style-name="T112">lavora a </text:span><text:span text:style-name="T115">compito</text:span><text:span text:style-name="T102"> </text:span><text:span text:style-name="T106">ALLORA</text:span><text:span text:style-name="T102"> </text:span><text:span text:style-name="T120">cuoco </text:span><text:span text:style-name="T112">è disponibile in </text:span><text:span text:style-name="T115">turno</text:span><text:span text:style-name="T102">]</text:span></text:p>
          <text:list>
            <text:list-item>
              <text:p text:style-name="P56"><text:soft-page-break/><text:span text:style-name="T137">[se </text:span><text:span text:style-name="T1">compito</text:span><text:span text:style-name="T137"> </text:span><text:span text:style-name="T63">è svolto in</text:span><text:span text:style-name="T141"> un TurnoDiCucina </text:span><text:span text:style-name="T43">turno</text:span><text:span text:style-name="T137">] <text:s/>la relazione </text:span><text:span text:style-name="T63">è svolto in</text:span><text:span text:style-name="T60"> </text:span><text:span text:style-name="T137">tra </text:span><text:span text:style-name="T17">compito</text:span><text:span text:style-name="T137"> e </text:span><text:span text:style-name="T43">turno </text:span><text:span text:style-name="T137">è eliminata</text:span></text:p>
            </text:list-item>
            <text:list-item>
              <text:p text:style-name="P78"><text:span text:style-name="T137">compito</text:span><text:span text:style-name="T122"> </text:span><text:span text:style-name="T132">è svolto in</text:span><text:span text:style-name="T128"> </text:span><text:span text:style-name="T139">turno</text:span></text:p>
            </text:list-item>
          </text:list>
        </text:list-item>
      </text:list>
      <text:p text:style-name="P25"/>
      <text:p text:style-name="P25"/>
      <text:p text:style-name="P25"/>
      <text:p text:style-name="P9"><text:span text:style-name="T92">5c</text:span>.<text:span text:style-name="T66">1</text:span> <text:span text:style-name="T66">modificaStimaTempo</text:span>(<text:span text:style-name="T11">foglio</text:span><text:span text:style-name="T32"> : FoglioRiepilogativo, </text:span><text:span text:style-name="T10">compito</text:span><text:span text:style-name="T31"> : Compito, </text:span><text:span text:style-name="T18">stimaTempo</text:span><text:span text:style-name="T38"> : minuti</text:span><text:span text:style-name="T22">)</text:span></text:p>
      <text:p text:style-name="P15"/>
      <text:p text:style-name="P21">Pre-condizioni :</text:p>
      <text:list xml:id="list184547336600199" text:continue-list="list184547361077167" text:style-name="L1">
        <text:list-item>
          <text:p text:style-name="P50">sono state <text:span text:style-name="T96">aperte</text:span> una o più istanze di FoglioRiepilogativo comprendenti <text:span text:style-name="T1">foglio</text:span> </text:p>
        </text:list-item>
        <text:list-item>
          <text:p text:style-name="P34"><text:span text:style-name="T114">foglio</text:span><text:span text:style-name="T100"> </text:span><text:span text:style-name="T111">elenca</text:span><text:span text:style-name="T100"> </text:span><text:span text:style-name="T114">compito</text:span></text:p>
        </text:list-item>
      </text:list>
      <text:p text:style-name="P27"/>
      <text:p text:style-name="P21">Post-condizioni :</text:p>
      <text:list xml:id="list996245509" text:style-name="L10">
        <text:list-item>
          <text:p text:style-name="P57"><text:span text:style-name="T1">compito</text:span>.stima tempo = <text:span text:style-name="T1">stimaTempo</text:span></text:p>
        </text:list-item>
      </text:list>
      <text:p text:style-name="P28"/>
      <text:p text:style-name="P28"/>
      <text:p text:style-name="P28"/>
      <text:p text:style-name="P9"><text:span text:style-name="T92">5d</text:span>.<text:span text:style-name="T66">1</text:span> <text:span text:style-name="T66">modificaQuantità</text:span>(<text:span text:style-name="T11">foglio</text:span><text:span text:style-name="T32"> : FoglioRiepilogativo, </text:span><text:span text:style-name="T10">compito</text:span><text:span text:style-name="T31"> : Compito, </text:span><text:span text:style-name="T19">quantità</text:span><text:span text:style-name="T39"> : testo</text:span><text:span text:style-name="T22">)</text:span></text:p>
      <text:p text:style-name="P15"/>
      <text:p text:style-name="P21">Pre-condizioni :</text:p>
      <text:list xml:id="list564672434" text:style-name="L11">
        <text:list-item>
          <text:p text:style-name="P80"><text:span text:style-name="T103">sono state </text:span><text:span text:style-name="T104">aperte</text:span><text:span text:style-name="T103"> una o più istanze di FoglioRiepilogativo comprendenti </text:span><text:span text:style-name="T116">foglio</text:span><text:span text:style-name="T103"> </text:span></text:p>
        </text:list-item>
      </text:list>
      <text:list xml:id="list184546768133506" text:continue-list="list184547336600199" text:style-name="L1">
        <text:list-item>
          <text:p text:style-name="P34"><text:span text:style-name="T114">foglio</text:span><text:span text:style-name="T100"> </text:span><text:span text:style-name="T111">elenca</text:span><text:span text:style-name="T100"> </text:span><text:span text:style-name="T114">compito</text:span></text:p>
        </text:list-item>
      </text:list>
      <text:p text:style-name="P27"/>
      <text:p text:style-name="P21">Post-condizioni :</text:p>
      <text:list xml:id="list1360289197" text:style-name="L12">
        <text:list-item>
          <text:p text:style-name="P58"><text:span text:style-name="T1">compito</text:span>.quantità = <text:span text:style-name="T1">quantità</text:span></text:p>
        </text:list-item>
      </text:list>
      <text:p text:style-name="P31"/>
      <text:p text:style-name="P31"/>
      <text:p text:style-name="P31"/>
      <text:p text:style-name="P5"><text:span text:style-name="T92">5e</text:span>.<text:span text:style-name="T66">1</text:span> <text:span text:style-name="T66">segnaCompitoDaPreparare</text:span>(<text:span text:style-name="T13">foglio</text:span><text:span text:style-name="T34"> : FoglioRiepilogativo,</text:span><text:span text:style-name="T22"> </text:span><text:span text:style-name="T3">compito</text:span><text:span text:style-name="T25"> : Compito, </text:span><text:span text:style-name="T3">daPreparare</text:span><text:span text:style-name="T25"> : sì/no</text:span><text:span text:style-name="T22">)</text:span></text:p>
      <text:p text:style-name="P12"/>
      <text:p text:style-name="P18">Pre-condizioni : --</text:p>
      <text:p text:style-name="P69">Post-condizioni : <text:span text:style-name="T90">SE </text:span><text:span text:style-name="T82">compito.</text:span><text:span text:style-name="T90">daPreparare = sì AND </text:span><text:span text:style-name="T82">daPreparare</text:span><text:span text:style-name="T90"> = no ALLORA </text:span><text:span text:style-name="T76">nessun</text:span><text:span text:style-name="T91"> Cuoco </text:span><text:span text:style-name="T76">lavora a </text:span><text:span text:style-name="T83">compito</text:span><text:span text:style-name="T91"> e </text:span><text:span text:style-name="T83">compito</text:span><text:span text:style-name="T91"> </text:span><text:span text:style-name="T76">non è svolto in</text:span><text:span text:style-name="T91"> alcun TurnoDiCucina</text:span></text:p>
      <text:list xml:id="list1529424787" text:style-name="L14">
        <text:list-item>
          <text:p text:style-name="P38">compito<text:span text:style-name="T22">.daPreparare = </text:span>daPreparare</text:p>
        </text:list-item>
      </text:list>
      <text:p text:style-name="P30"/>
      <text:p text:style-name="P30"/>
      <text:p text:style-name="P30"/>
      <text:p text:style-name="P5"><text:span text:style-name="T92">5f</text:span>.<text:span text:style-name="T66">1</text:span> <text:span text:style-name="T66">segnaTurnoDiCucinaCompleto</text:span>(<text:span text:style-name="T3">turno</text:span><text:span text:style-name="T25"> : TurnoDiCucina, </text:span><text:span text:style-name="T3">completo</text:span><text:span text:style-name="T25"> : sì/no</text:span><text:span text:style-name="T22">)</text:span></text:p>
      <text:p text:style-name="P12"/>
      <text:p text:style-name="P18">Pre-condizioni : --</text:p>
      <text:p text:style-name="P18">Post-condizioni : </text:p>
      <text:list xml:id="list2388930754" text:style-name="L15">
        <text:list-item>
          <text:p text:style-name="P39">turno<text:span text:style-name="T22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4T18:19:26.807000000</dc:date>
    <meta:editing-duration>PT23H37M42S</meta:editing-duration>
    <meta:editing-cycles>17</meta:editing-cycles>
    <meta:document-statistic meta:table-count="0" meta:image-count="0" meta:object-count="0" meta:page-count="4" meta:paragraph-count="99" meta:word-count="864" meta:character-count="5457" meta:non-whitespace-character-count="4716"/>
  </office:meta>
</office:document-meta>
</file>